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800000189A25E040547A3DFC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48cm" svg:height="10cm" svg:x="0.389cm" svg:y="0.1cm">
          <draw:image xlink:href="Pictures/100002010000022800000189A25E040547A3DFCF.png" xlink:type="simple" xlink:show="embed" xlink:actuate="onLoad">
            <text:p/>
          </draw:image>
        </draw:frame>
        <draw:line draw:style-name="gr2" draw:text-style-name="P2" draw:layer="layout" svg:x1="5cm" svg:y1="6.9cm" svg:x2="2.4cm" svg:y2="6.9cm">
          <text:p/>
        </draw:line>
        <draw:line draw:style-name="gr2" draw:text-style-name="P2" draw:layer="layout" svg:x1="5cm" svg:y1="6.9cm" svg:x2="5cm" svg:y2="7.6cm">
          <text:p/>
        </draw:line>
        <draw:line draw:style-name="gr2" draw:text-style-name="P2" draw:layer="layout" svg:x1="5cm" svg:y1="6.4cm" svg:x2="5cm" svg:y2="6.9cm">
          <text:p/>
        </draw:line>
        <draw:frame draw:style-name="gr3" draw:text-style-name="P4" draw:layer="layout" svg:width="1.006cm" svg:height="0.725cm" svg:x="3.5cm" svg:y="6.1cm">
          <draw:text-box>
            <text:p text:style-name="P3"><text:span text:style-name="T1">x</text:span><text:span text:style-name="T2">11</text:span></text:p>
          </draw:text-box>
        </draw:frame>
        <draw:line draw:style-name="gr2" draw:text-style-name="P2" draw:layer="layout" svg:x1="7.2cm" svg:y1="5.4cm" svg:x2="7.2cm" svg:y2="7.6cm">
          <text:p/>
        </draw:line>
        <draw:line draw:style-name="gr2" draw:text-style-name="P2" draw:layer="layout" svg:x1="8.6cm" svg:y1="7.6cm" svg:x2="8.6cm" svg:y2="4.8cm">
          <text:p/>
        </draw:line>
        <draw:line draw:style-name="gr2" draw:text-style-name="P2" draw:layer="layout" svg:x1="7.2cm" svg:y1="5.4cm" svg:x2="8.6cm" svg:y2="5.4cm">
          <text:p/>
        </draw:line>
        <draw:frame draw:style-name="gr3" draw:text-style-name="P4" draw:layer="layout" svg:width="1.141cm" svg:height="0.725cm" svg:x="8.5cm" svg:y="4.6cm">
          <draw:text-box>
            <text:p><text:span text:style-name="T1">2*b</text:span></text:p>
          </draw:text-box>
        </draw:frame>
        <draw:frame draw:style-name="gr3" draw:text-style-name="P4" draw:layer="layout" svg:width="1.006cm" svg:height="0.725cm" svg:x="4.8cm" svg:y="6.801cm">
          <draw:text-box>
            <text:p text:style-name="P3"><text:span text:style-name="T1">y</text:span><text:span text:style-name="T2">11</text:span></text:p>
          </draw:text-box>
        </draw:frame>
        <draw:frame draw:style-name="gr3" draw:text-style-name="P4" draw:layer="layout" svg:width="0.934cm" svg:height="0.725cm" svg:x="4.9cm" svg:y="6.201cm">
          <draw:text-box>
            <text:p text:style-name="P3"><text:span text:style-name="T1">r</text:span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06:54:01.836699000</meta:creation-date>
    <dc:date>2018-05-24T17:44:12.154487000</dc:date>
    <meta:editing-duration>PT9H32M11S</meta:editing-duration>
    <meta:editing-cycles>1</meta:editing-cycles>
    <meta:document-statistic meta:object-count="11"/>
    <meta:generator>LibreOffice/5.4.3.2$MacOSX_X86_64 LibreOffice_project/92a7159f7e4af62137622921e809f8546db437e5</meta:generator>
  </office:meta>
</office:document-meta>
</file>